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出版模块文档</text:h>
      <text:list xml:id="list68697909" text:style-name="L1">
        <text:list-item>
          <text:p text:style-name="P3">工程说明</text:p>
          <text:list>
            <text:list-header>
              <text:p text:style-name="P3">工程分为三个模块 </text:p>
              <text:list>
                <text:list-item>
                  <text:list>
                    <text:list-item>
                      <text:p text:style-name="P3">publish-commons放公用模块</text:p>
                    </text:list-item>
                    <text:list-item>
                      <text:p text:style-name="P3">publish-core放业务模块</text:p>
                    </text:list-item>
                    <text:list-item>
                      <text:p text:style-name="P3">publish-modules放对外接口模块，可以web、rest、hession、等等方式.</text:p>
                    </text:list-item>
                  </text:list>
                </text:list-item>
              </text:list>
            </text:list-header>
          </text:list>
        </text:list-item>
      </text:list>
      <text:p text:style-name="P1"><text:s/><text:tab/><text:tab/><text:tab/></text:p>
      <text:list xml:id="list442950666" text:continue-numbering="true" text:style-name="L1">
        <text:list-item>
          <text:p text:style-name="P3">包说明</text:p>
        </text:list-item>
      </text:list>
      <text:p text:style-name="P1"><text:tab/><text:tab/>com.toney.publish.exception 异常处理</text:p>
      <text:p text:style-name="P1"><text:tab/><text:tab/>com.toney.publish.tpl <text:s text:c="12"/>模板处理</text:p>
      <text:p text:style-name="P1"><text:tab/><text:tab/>com.toney.publish.model <text:s text:c="6"/>model</text:p>
      <text:p text:style-name="P1"><text:tab/><text:tab/>com.toney.publish.freemarker.ext <text:s text:c="2"/>freemarker扩展</text:p>
      <text:p text:style-name="P1"><text:tab/><text:tab/>com.toney.publish.contants <text:s text:c="3"/>常量</text:p>
      <text:p text:style-name="P1"><text:tab/><text:tab/>com.toney.publish.context <text:s text:c="5"/>上下文</text:p>
      <text:p text:style-name="P1"><text:tab/><text:tab/>com.toney.publish.interceptor <text:s/>拦截器</text:p>
      <text:p text:style-name="P1"><text:tab/><text:tab/>com.toney.publish.service<text:tab/> <text:s text:c="3"/>原子服务层</text:p>
      <text:p text:style-name="P1"><text:tab/><text:tab/>com.toney.publish.annotation <text:s text:c="3"/>注解</text:p>
      <text:p text:style-name="P1"/>
      <text:p text:style-name="P1"/>
      <text:p text:style-name="P1">publish-service对开接口</text:p>
      <text:p text:style-name="P1">暂时只提供MQ服务和Hession接口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ey.li </meta:initial-creator>
    <meta:creation-date>2012-11-27T17:10:19</meta:creation-date>
    <dc:date>2012-12-30T21:56:32</dc:date>
    <dc:creator>toney.li </dc:creator>
    <meta:editing-duration>PT15M58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" meta:paragraph-count="19" meta:word-count="47" meta:character-count="497" meta:non-whitespace-character-count="434"/>
  </office:meta>
</office:document-meta>
</file>